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333333" style:font-name="Arial1" fo:font-size="9pt" fo:letter-spacing="normal" fo:language="en" fo:country="US" fo:font-style="normal" fo:font-weight="normal"/>
    </style:style>
    <style:style style:name="T3" style:family="text">
      <style:text-properties fo:font-variant="normal" fo:text-transform="none" fo:color="#333333" style:font-name="Arial1" fo:font-size="9pt" fo:letter-spacing="normal" fo:font-style="normal" fo:font-weight="normal"/>
    </style:style>
    <style:style style:name="T4" style:family="text">
      <style:text-properties fo:font-variant="normal" fo:text-transform="none" fo:color="#333333" style:font-name="Arial1" fo:font-size="9pt" fo:letter-spacing="normal" fo:language="ru" fo:country="RU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дравствуйте.</text:p>
      <text:p text:style-name="P1"/>
      <text:p text:style-name="P1">Фаил с Решением - <text:span text:style-name="T1">Zadacha Koshi.odt.</text:span> Фаил со всеми данными — <text:span text:style-name="T1">Zadacha Koshi.ods</text:span></text:p>
      <text:p text:style-name="P1"/>
      <text:list xml:id="list7172981613676422163" text:style-name="L1">
        <text:list-item>
          <text:p text:style-name="P2"><text:span text:style-name="T2">Опишите свой опыт моделирования сложных динамических систем, сферы знаний в математике и физике. Владеете ли каким-то языком моделирования (не программирования)? Можете прислать ссылки на репозитории с исходным кодом, научные работы.</text:span></text:p>
        </text:list-item>
      </text:list>
      <text:p text:style-name="P1"><text:span text:style-name="T2"/></text:p>
      <text:p text:style-name="Standard"><text:span text:style-name="T4"><text:tab/>Имеется опыт обработки изображений/статистики по изображениям в </text:span><text:span text:style-name="T2">Evotec Technologies - </text:span></text:p>
      <text:p text:style-name="Standard"><text:span text:style-name="T2"><text:tab/>▪ Обрабртка Изображений – Evotec Technologies</text:span></text:p>
      <text:p text:style-name="Standard"><text:span text:style-name="T2"><text:tab/> Декабрь 2003 – Май 2006 </text:span></text:p>
      <text:p text:style-name="Standard"><text:span text:style-name="T2"><text:tab/>В 2003 работал как Разработчик ПО для обработки изображений в Evotec Technologies, Немецкая Фирма. </text:span></text:p>
      <text:list xml:id="list804672400840953808" text:style-name="L2">
        <text:list-item>
          <text:p text:style-name="P3"><text:span text:style-name="T2">Был ответственен за Разработку Скриптов Обработки Изображений.</text:span></text:p>
        </text:list-item>
        <text:list-item>
          <text:p text:style-name="P3"><text:span text:style-name="T2">Реализовал много статистических алгоритмов визуализаций используя Acapella Язык Программирования. </text:span></text:p>
        </text:list-item>
        <text:list-item>
          <text:p text:style-name="P3"><text:span text:style-name="T2">Протестировал Разрабатываемое ПО. </text:span></text:p>
        </text:list-item>
      </text:list>
      <text:p text:style-name="Standard"><text:span text:style-name="T2"/></text:p>
      <text:p text:style-name="Standard"><text:span text:style-name="T2"><text:tab/></text:span><text:span text:style-name="T4">И так же учавствовал во время Докторанитуры </text:span><text:span text:style-name="T2">(PhD) </text:span><text:span text:style-name="T4">в большом проекте Евросоюза </text:span></text:p>
      <text:p text:style-name="Standard"><text:span text:style-name="T4"><text:tab/>▪ C++ Разработчик – Tallinn University of Technology </text:span></text:p>
      <text:p text:style-name="Standard"><text:span text:style-name="T4"><text:tab/>Январь 2010 – Март 2012 </text:span></text:p>
      <text:p text:style-name="Standard"><text:span text:style-name="T4"><text:tab/>В 2010 начал работать как разработчик для Tallinn University of Technology. </text:span></text:p>
      <text:p text:style-name="Standard"><text:span text:style-name="T4"><text:tab/>Проект Был Основан на C++ Обьект-Ориентированной Модели, model-based error localisation and mutation-based error correction of C designs, и проект закончен. </text:span></text:p>
      <text:list xml:id="list9089906177235342155" text:style-name="L3">
        <text:list-item>
          <text:list>
            <text:list-item>
              <text:p text:style-name="P4"><text:span text:style-name="T4">Был Ответственен за Разработку Обьект-Ориентированной Структуры DIAMOND проекта.</text:span></text:p>
            </text:list-item>
            <text:list-item>
              <text:p text:style-name="P4"><text:span text:style-name="T4">Ответственен за Разработку error localisation and correction back-ends разрабатываемого ПО. </text:span></text:p>
            </text:list-item>
            <text:list-item>
              <text:p text:style-name="P4"><text:span text:style-name="T4">Протестировал ПО с различными C Дизайнами. </text:span></text:p>
            </text:list-item>
            <text:list-item>
              <text:p text:style-name="P4"><text:span text:style-name="T4">Размер ПО Был Более 20 тысяч строк кода и требовал более 50 C++ файлов. </text:span></text:p>
            </text:list-item>
          </text:list>
        </text:list-item>
      </text:list>
      <text:list xml:id="list37390693" text:continue-list="list7172981613676422163" text:style-name="L1">
        <text:list-item>
          <text:p text:style-name="P2"><text:span text:style-name="T2">На каком языке программирования готовы решать математические задачи на собеседовании?</text:span></text:p>
        </text:list-item>
      </text:list>
      <text:p text:style-name="P1"><text:span text:style-name="T2"/></text:p>
      <text:p text:style-name="P1"><text:span text:style-name="T2"><text:tab/></text:span><text:span text:style-name="T3">Самый мощный и подходящий язык для этих целей конечно-же </text:span><text:span text:style-name="T2">C++ </text:span><text:span text:style-name="T3">но на собеседовании чтоб быстрее писать код и запускать его и получать результаты лучше использовать </text:span><text:span text:style-name="T2">JavaScript. </text:span><text:span text:style-name="T3">Если требуется мощность вычислений - </text:span><text:span text:style-name="T2">PHP</text:span></text:p>
      <text:list xml:id="list37409012" text:continue-numbering="true" text:style-name="L1">
        <text:list-item>
          <text:p text:style-name="P2"><text:span text:style-name="T2">Могли бы Вы сориентировать по желаемому уровню дохода (полная занятость) при условии, что мы друг другу понравимся, Вам будут интересны наши задачи? От и до. Вы вообще готовы устроиться к нам на полный рабочий день (40 часов в неделю)?</text:span></text:p>
        </text:list-item>
      </text:list>
      <text:p text:style-name="P1"><text:span text:style-name="T2"/></text:p>
      <text:p text:style-name="P1"><text:span text:style-name="T2"><text:tab/></text:span><text:span text:style-name="T3">Наиболее важен сейчас для меня переезд в Россию, здесь в ЕС меня не берут на квалифицированную работу. Зарплату можно обсудить позже после переезда сейчас какую-нибудь. 40 часов в неделю — да.</text:span></text:p>
      <text:p text:style-name="P1"><text:span text:style-name="T2"/></text:p>
      <text:list xml:id="list37402411" text:continue-numbering="true" text:style-name="L1">
        <text:list-item>
          <text:p text:style-name="P2"><text:span text:style-name="T2">Откуда Вы узнали о вакансии?</text:span></text:p>
        </text:list-item>
      </text:list>
      <text:p text:style-name="P1"><text:span text:style-name="T2"/></text:p>
      <text:p text:style-name="P1"><text:span text:style-name="T2"><text:tab/></text:span><text:span text:style-name="T3">Сайт </text:span><text:span text:style-name="T2">hh.ru</text:span></text:p>
      <text:p text:style-name="P1"><text:span text:style-name="T2"/></text:p>
      <text:list xml:id="list37396938" text:continue-numbering="true" text:style-name="L1">
        <text:list-item>
          <text:p text:style-name="P2"><text:span text:style-name="T2">Ваше имя пользователя в Telegram.</text:span><text:span text:style-name="T1"> </text:span></text:p>
          <text:p text:style-name="P2"><text:span text:style-name="T2"/></text:p>
        </text:list-item>
      </text:list>
      <text:p text:style-name="P1"><text:span text:style-name="T2"><text:tab/>Ф</text:span><text:span text:style-name="T3">ИО — Репинский Урмас Юрьевич, Телеграм - </text:span><text:span text:style-name="T2">@urimus, </text:span><text:span text:style-name="T3">Скайп — </text:span><text:span text:style-name="T2">urimus, </text:span><text:span text:style-name="T3">Резюме в </text:span><text:span text:style-name="T2">pdf - https://urimus.github.io/CV_Russian_Urmas_Repinski.pdf</text:span></text:p>
      <text:p text:style-name="P1"><text:span text:style-name="T2"/></text:p>
      <text:list xml:id="list37408342" text:continue-numbering="true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10T15:37:32.05</meta:creation-date>
    <dc:date>2023-05-10T17:15:46.53</dc:date>
    <meta:editing-duration>PT47M</meta:editing-duration>
    <meta:editing-cycles>13</meta:editing-cycles>
    <meta:generator>OpenOffice/4.1.11$Win32 OpenOffice.org_project/4111m1$Build-9808</meta:generator>
    <meta:document-statistic meta:table-count="0" meta:image-count="0" meta:object-count="0" meta:page-count="1" meta:paragraph-count="27" meta:word-count="344" meta:character-count="2412"/>
  </office:meta>
</office:document-meta>
</file>